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a" fo:country="DK" officeooo:rsid="000df017" officeooo:paragraph-rsid="000df017"/>
    </style:style>
    <style:style style:name="P2" style:family="paragraph" style:parent-style-name="Standard">
      <style:paragraph-properties fo:text-align="justify" style:justify-single-word="false"/>
      <style:text-properties fo:language="da" fo:country="DK" fo:font-weight="bold" officeooo:rsid="0015ee48" officeooo:paragraph-rsid="0015ee48" style:font-weight-asian="bold" style:font-weight-complex="bold"/>
    </style:style>
    <style:style style:name="P3" style:family="paragraph" style:parent-style-name="Standard">
      <style:paragraph-properties fo:text-align="justify" style:justify-single-word="false"/>
      <style:text-properties fo:language="en" fo:country="US" fo:font-weight="bold" officeooo:rsid="00113269" officeooo:paragraph-rsid="00113269" style:font-weight-asian="bold" style:font-weight-complex="bold"/>
    </style:style>
    <style:style style:name="P4" style:family="paragraph" style:parent-style-name="Standard">
      <style:paragraph-properties fo:text-align="justify" style:justify-single-word="false"/>
      <style:text-properties fo:language="en" fo:country="US" fo:font-weight="bold" officeooo:rsid="0013a549" officeooo:paragraph-rsid="0013a549" style:font-weight-asian="bold" style:font-weight-complex="bold"/>
    </style:style>
    <style:style style:name="P5" style:family="paragraph" style:parent-style-name="Standard">
      <style:paragraph-properties fo:text-align="justify" style:justify-single-word="false"/>
      <style:text-properties fo:language="en" fo:country="US" fo:font-weight="bold" officeooo:rsid="00353688" officeooo:paragraph-rsid="00353688" style:font-weight-asian="bold" style:font-weight-complex="bold"/>
    </style:style>
    <style:style style:name="P6" style:family="paragraph" style:parent-style-name="Standard">
      <style:paragraph-properties fo:text-align="justify" style:justify-single-word="false"/>
      <style:text-properties fo:language="en" fo:country="US" fo:font-weight="bold" officeooo:rsid="00353688" officeooo:paragraph-rsid="0036aebf" style:font-weight-asian="bold" style:font-weight-complex="bold"/>
    </style:style>
    <style:style style:name="P7" style:family="paragraph" style:parent-style-name="Standard">
      <style:paragraph-properties fo:text-align="justify" style:justify-single-word="false"/>
      <style:text-properties fo:font-size="8pt" fo:language="en" fo:country="US" fo:font-weight="bold" officeooo:rsid="00101174" officeooo:paragraph-rsid="00101174" style:font-size-asian="8pt" style:font-weight-asian="bold" style:font-size-complex="8pt" style:font-weight-complex="bold"/>
    </style:style>
    <style:style style:name="P8" style:family="paragraph" style:parent-style-name="Standard">
      <style:paragraph-properties fo:text-align="justify" style:justify-single-word="false"/>
      <style:text-properties fo:font-size="8pt" fo:language="en" fo:country="US" fo:font-weight="bold" officeooo:rsid="00101174" officeooo:paragraph-rsid="001b63d1" style:font-size-asian="8pt" style:font-weight-asian="bold" style:font-size-complex="8pt" style:font-weight-complex="bold"/>
    </style:style>
    <style:style style:name="P9" style:family="paragraph" style:parent-style-name="Standard">
      <style:paragraph-properties fo:text-align="justify" style:justify-single-word="false"/>
      <style:text-properties fo:font-size="8pt" fo:language="en" fo:country="US" fo:font-weight="bold" officeooo:rsid="00101174" officeooo:paragraph-rsid="00113269" style:font-size-asian="8pt" style:font-weight-asian="bold" style:font-size-complex="8pt" style:font-weight-complex="bold"/>
    </style:style>
    <style:style style:name="P10" style:family="paragraph" style:parent-style-name="Standard">
      <style:paragraph-properties fo:text-align="justify" style:justify-single-word="false"/>
      <style:text-properties fo:font-size="8pt" fo:language="en" fo:country="US" fo:font-weight="bold" officeooo:rsid="00113269" officeooo:paragraph-rsid="00113269" style:font-size-asian="8pt" style:font-weight-asian="bold" style:font-size-complex="8pt" style:font-weight-complex="bold"/>
    </style:style>
    <style:style style:name="P11" style:family="paragraph" style:parent-style-name="Standard">
      <style:paragraph-properties fo:text-align="justify" style:justify-single-word="false"/>
      <style:text-properties fo:font-size="8pt" fo:language="en" fo:country="US" fo:font-weight="bold" officeooo:rsid="0013a549" officeooo:paragraph-rsid="0013a549" style:font-size-asian="8pt" style:font-weight-asian="bold" style:font-size-complex="8pt" style:font-weight-complex="bold"/>
    </style:style>
    <style:style style:name="P12" style:family="paragraph" style:parent-style-name="Standard">
      <style:paragraph-properties fo:text-align="justify" style:justify-single-word="false"/>
      <style:text-properties fo:font-size="8pt" fo:language="da" fo:country="DK" fo:font-weight="normal" officeooo:rsid="0014ed29" officeooo:paragraph-rsid="0014ed29" style:font-size-asian="8pt" style:font-weight-asian="normal" style:font-size-complex="8pt" style:font-weight-complex="normal"/>
    </style:style>
    <style:style style:name="P13" style:family="paragraph" style:parent-style-name="Standard">
      <style:paragraph-properties fo:text-align="justify" style:justify-single-word="false"/>
      <style:text-properties fo:font-size="8pt" fo:language="da" fo:country="DK" fo:font-weight="bold" officeooo:rsid="0015ee48" officeooo:paragraph-rsid="0015ee48" style:font-size-asian="8pt" style:font-weight-asian="bold" style:font-size-complex="8pt" style:font-weight-complex="bold"/>
    </style:style>
    <style:style style:name="P14" style:family="paragraph" style:parent-style-name="Standard">
      <style:paragraph-properties fo:text-align="justify" style:justify-single-word="false"/>
      <style:text-properties fo:font-size="8pt" fo:language="da" fo:country="DK" fo:font-weight="bold" officeooo:rsid="001b63d1" officeooo:paragraph-rsid="001b63d1" style:font-size-asian="8pt" style:font-weight-asian="bold" style:font-size-complex="8pt" style:font-weight-complex="bold"/>
    </style:style>
    <style:style style:name="P15" style:family="paragraph" style:parent-style-name="Standard">
      <style:paragraph-properties fo:text-align="justify" style:justify-single-word="false"/>
      <style:text-properties fo:font-size="8pt" fo:language="da" fo:country="DK" fo:font-weight="bold" officeooo:rsid="001d0b4f" officeooo:paragraph-rsid="001d0b4f" style:font-size-asian="8pt" style:font-weight-asian="bold" style:font-size-complex="8pt" style:font-weight-complex="bold"/>
    </style:style>
    <style:style style:name="P16" style:family="paragraph" style:parent-style-name="Standard">
      <style:paragraph-properties fo:text-align="justify" style:justify-single-word="false"/>
      <style:text-properties fo:font-size="8pt" fo:language="da" fo:country="DK" fo:font-weight="bold" officeooo:rsid="001d19d1" officeooo:paragraph-rsid="001d19d1" style:font-size-asian="8pt" style:font-weight-asian="bold" style:font-size-complex="8pt" style:font-weight-complex="bold"/>
    </style:style>
    <style:style style:name="P17" style:family="paragraph" style:parent-style-name="Standard">
      <style:paragraph-properties fo:text-align="justify" style:justify-single-word="false"/>
      <style:text-properties fo:font-size="8pt" fo:language="da" fo:country="DK" fo:font-weight="bold" officeooo:rsid="001fa74d" officeooo:paragraph-rsid="001fa74d" style:font-size-asian="8pt" style:font-weight-asian="bold" style:font-size-complex="8pt" style:font-weight-complex="bold"/>
    </style:style>
    <style:style style:name="P18" style:family="paragraph" style:parent-style-name="Standard">
      <style:paragraph-properties fo:text-align="justify" style:justify-single-word="false"/>
      <style:text-properties fo:font-size="8pt" fo:language="da" fo:country="DK" fo:font-weight="bold" officeooo:rsid="00256d3e" officeooo:paragraph-rsid="00256d3e" style:font-size-asian="8pt" style:font-weight-asian="bold" style:font-size-complex="8pt" style:font-weight-complex="bold"/>
    </style:style>
    <style:style style:name="P19" style:family="paragraph" style:parent-style-name="Standard">
      <style:paragraph-properties fo:text-align="justify" style:justify-single-word="false"/>
      <style:text-properties fo:font-size="8pt" fo:language="da" fo:country="DK" fo:font-weight="bold" officeooo:rsid="002ae849" officeooo:paragraph-rsid="002ae849" style:font-size-asian="8pt" style:font-weight-asian="bold" style:font-size-complex="8pt" style:font-weight-complex="bold"/>
    </style:style>
    <style:style style:name="P20" style:family="paragraph" style:parent-style-name="Standard">
      <style:paragraph-properties fo:text-align="justify" style:justify-single-word="false"/>
      <style:text-properties fo:color="#ff0000" loext:opacity="100%" fo:language="da" fo:country="DK" fo:font-weight="bold" officeooo:rsid="00353688" officeooo:paragraph-rsid="00353688"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3269" style:font-weight-asian="normal" style:font-weight-complex="normal"/>
    </style:style>
    <style:style style:name="T3" style:family="text">
      <style:text-properties fo:font-weight="normal" officeooo:rsid="0012e494" style:font-weight-asian="normal" style:font-weight-complex="normal"/>
    </style:style>
    <style:style style:name="T4" style:family="text">
      <style:text-properties fo:font-weight="normal" officeooo:rsid="00173ef3" style:font-weight-asian="normal" style:font-weight-complex="normal"/>
    </style:style>
    <style:style style:name="T5" style:family="text">
      <style:text-properties fo:font-weight="normal" officeooo:rsid="001744a1" style:font-weight-asian="normal" style:font-weight-complex="normal"/>
    </style:style>
    <style:style style:name="T6" style:family="text">
      <style:text-properties fo:font-weight="normal" officeooo:rsid="0018d13d" style:font-weight-asian="normal" style:font-weight-complex="normal"/>
    </style:style>
    <style:style style:name="T7" style:family="text">
      <style:text-properties fo:font-weight="normal" officeooo:rsid="001ecce6" style:font-weight-asian="normal" style:font-weight-complex="normal"/>
    </style:style>
    <style:style style:name="T8" style:family="text">
      <style:text-properties fo:font-weight="normal" officeooo:rsid="002163e6" style:font-weight-asian="normal" style:font-weight-complex="normal"/>
    </style:style>
    <style:style style:name="T9" style:family="text">
      <style:text-properties fo:font-weight="normal" officeooo:rsid="0022b77f" style:font-weight-asian="normal" style:font-weight-complex="normal"/>
    </style:style>
    <style:style style:name="T10" style:family="text">
      <style:text-properties fo:font-weight="normal" officeooo:rsid="0024a0cd" style:font-weight-asian="normal" style:font-weight-complex="normal"/>
    </style:style>
    <style:style style:name="T11" style:family="text">
      <style:text-properties fo:font-weight="normal" officeooo:rsid="0024fb37" style:font-weight-asian="normal" style:font-weight-complex="normal"/>
    </style:style>
    <style:style style:name="T12" style:family="text">
      <style:text-properties fo:font-weight="normal" officeooo:rsid="00384dd1" style:font-weight-asian="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2163e6" style:font-weight-asian="normal" style:font-weight-complex="normal"/>
    </style:style>
    <style:style style:name="T15" style:family="text">
      <style:text-properties fo:language="en" fo:country="US" fo:font-weight="normal" officeooo:rsid="00384dd1" style:font-weight-asian="normal" style:font-weight-complex="normal"/>
    </style:style>
    <style:style style:name="T16" style:family="text">
      <style:text-properties fo:color="#ff0000" loext:opacity="100%" fo:font-weight="normal" style:font-weight-asian="normal" style:font-weight-complex="normal"/>
    </style:style>
    <style:style style:name="T17" style:family="text">
      <style:text-properties fo:color="#ff0000" loext:opacity="100%" fo:font-weight="normal" officeooo:rsid="0036aebf" style:font-weight-asian="normal" style:font-weight-complex="normal"/>
    </style:style>
    <style:style style:name="T18" style:family="text">
      <style:text-properties fo:color="#ff0000" loext:opacity="100%" fo:font-weight="normal" officeooo:rsid="0038f472" style:font-weight-asian="normal" style:font-weight-complex="normal"/>
    </style:style>
    <style:style style:name="T19" style:family="text">
      <style:text-properties fo:color="#ff0000" loext:opacity="100%" fo:language="da" fo:country="DK" fo:font-weight="normal" officeooo:rsid="0036aebf" style:font-weight-asian="normal" style:font-weight-complex="normal"/>
    </style:style>
    <style:style style:name="T20" style:family="text">
      <style:text-properties fo:color="#ff0000" loext:opacity="100%" fo:language="da" fo:country="DK" fo:font-weight="normal" officeooo:rsid="0037cccd" style:font-weight-asian="normal" style:font-weight-complex="normal"/>
    </style:style>
    <style:style style:name="T21" style:family="text">
      <style:text-properties fo:color="#ff0000" loext:opacity="100%" fo:language="da" fo:country="DK" fo:font-weight="normal" officeooo:rsid="00383527" style:font-weight-asian="normal" style:font-weight-complex="normal"/>
    </style:style>
    <style:style style:name="T22" style:family="text">
      <style:text-properties fo:color="#ff0000" loext:opacity="100%" fo:language="da" fo:country="DK" fo:font-weight="normal" officeooo:rsid="0038f472" style:font-weight-asian="normal" style:font-weight-complex="normal"/>
    </style:style>
    <style:style style:name="T23" style:family="text">
      <style:text-properties officeooo:rsid="000e69a6"/>
    </style:style>
    <style:style style:name="T24" style:family="text">
      <style:text-properties officeooo:rsid="00113269"/>
    </style:style>
    <style:style style:name="T25" style:family="text">
      <style:text-properties fo:language="da" fo:country="DK"/>
    </style:style>
    <style:style style:name="T26" style:family="text">
      <style:text-properties fo:language="da" fo:country="DK" fo:font-weight="normal" style:font-weight-asian="normal" style:font-weight-complex="normal"/>
    </style:style>
    <style:style style:name="T27" style:family="text">
      <style:text-properties fo:language="da" fo:country="DK" fo:font-weight="normal" officeooo:rsid="0015ee48" style:font-weight-asian="normal" style:font-weight-complex="normal"/>
    </style:style>
    <style:style style:name="T28" style:family="text">
      <style:text-properties fo:language="da" fo:country="DK" fo:font-weight="normal" officeooo:rsid="001b63d1" style:font-weight-asian="normal" style:font-weight-complex="normal"/>
    </style:style>
    <style:style style:name="T29" style:family="text">
      <style:text-properties fo:language="da" fo:country="DK" fo:font-weight="normal" officeooo:rsid="00113269" style:font-weight-asian="normal" style:font-weight-complex="normal"/>
    </style:style>
    <style:style style:name="T30" style:family="text">
      <style:text-properties fo:language="da" fo:country="DK" fo:font-weight="normal" officeooo:rsid="00256d3e" style:font-weight-asian="normal" style:font-weight-complex="normal"/>
    </style:style>
    <style:style style:name="T31" style:family="text">
      <style:text-properties fo:language="da" fo:country="DK" fo:font-weight="normal" officeooo:rsid="0026a78d" style:font-weight-asian="normal" style:font-weight-complex="normal"/>
    </style:style>
    <style:style style:name="T32" style:family="text">
      <style:text-properties fo:language="da" fo:country="DK" fo:font-weight="normal" officeooo:rsid="00288595" style:font-weight-asian="normal" style:font-weight-complex="normal"/>
    </style:style>
    <style:style style:name="T33" style:family="text">
      <style:text-properties fo:language="da" fo:country="DK" fo:font-weight="normal" officeooo:rsid="002c4247" style:font-weight-asian="normal" style:font-weight-complex="normal"/>
    </style:style>
    <style:style style:name="T34" style:family="text">
      <style:text-properties fo:language="da" fo:country="DK" fo:font-weight="normal" officeooo:rsid="0036aebf" style:font-weight-asian="normal" style:font-weight-complex="normal"/>
    </style:style>
    <style:style style:name="T35" style:family="text">
      <style:text-properties fo:language="da" fo:country="DK" fo:font-weight="normal" officeooo:rsid="00383527" style:font-weight-asian="normal" style:font-weight-complex="normal"/>
    </style:style>
    <style:style style:name="T36" style:family="text">
      <style:text-properties fo:language="da" fo:country="DK" fo:font-weight="normal" officeooo:rsid="0038f472" style:font-weight-asian="normal" style:font-weight-complex="normal"/>
    </style:style>
    <style:style style:name="T37" style:family="text">
      <style:text-properties fo:color="#000000" loext:opacity="100%" fo:font-weight="normal" style:font-weight-asian="normal" style:font-weight-complex="normal"/>
    </style:style>
    <style:style style:name="T38" style:family="text">
      <style:text-properties fo:color="#000000" loext:opacity="100%" fo:font-weight="normal" officeooo:rsid="0026a78d" style:font-weight-asian="normal" style:font-weight-complex="normal"/>
    </style:style>
    <style:style style:name="T39" style:family="text">
      <style:text-properties fo:color="#000000" loext:opacity="100%" fo:font-weight="normal" officeooo:rsid="002a1a47" style:font-weight-asian="normal" style:font-weight-complex="normal"/>
    </style:style>
    <style:style style:name="T40" style:family="text">
      <style:text-properties fo:color="#000000" loext:opacity="100%" fo:font-weight="normal" officeooo:rsid="002c4247" style:font-weight-asian="normal" style:font-weight-complex="normal"/>
    </style:style>
    <style:style style:name="T41" style:family="text">
      <style:text-properties fo:color="#000000" loext:opacity="100%" fo:font-weight="normal" officeooo:rsid="002cd6d3" style:font-weight-asian="normal" style:font-weight-complex="normal"/>
    </style:style>
    <style:style style:name="T42" style:family="text">
      <style:text-properties fo:color="#000000" loext:opacity="100%" fo:font-weight="normal" officeooo:rsid="00327fc1" style:font-weight-asian="normal" style:font-weight-complex="normal"/>
    </style:style>
    <style:style style:name="T43" style:family="text">
      <style:text-properties fo:color="#000000" loext:opacity="100%" fo:language="es" fo:country="ES" fo:font-weight="normal" style:font-weight-asian="normal" style:font-weight-complex="normal"/>
    </style:style>
    <style:style style:name="T44" style:family="text">
      <style:text-properties fo:color="#000000" loext:opacity="100%" fo:language="en" fo:country="US" fo:font-weight="normal" officeooo:rsid="002c424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3">W</text:span>hen cultures meet</text:p>
      <text:p text:style-name="P7"/>
      <text:p text:style-name="P7">Similarities and Differences</text:p>
      <text:p text:style-name="P7"/>
      <text:p text:style-name="P7">Mike and Isabel’s encounter with the Danish culture</text:p>
      <text:p text:style-name="P7"><text:span text:style-name="T1"/></text:p>
      <text:p text:style-name="P7"><text:span text:style-name="T1">Mike and Isabel have both lived in different places in the world. Right now they are living in Denmark. </text:span></text:p>
      <text:p text:style-name="P7"><text:span text:style-name="T1"/></text:p>
      <text:p text:style-name="P7"><text:span text:style-name="T1">They think it is exciting to experience other cultures and there are many things that are different here.</text:span></text:p>
      <text:p text:style-name="P7"><text:span text:style-name="T1"/></text:p>
      <text:p text:style-name="P7">Mike:<text:span text:style-name="T1"> First of all, I’ve noticed that there isn’t a particularly big difference between people here. You see neither that many really rich people nor that many really </text:span><text:span text:style-name="T26">p</text:span><text:span text:style-name="T27">o</text:span><text:span text:style-name="T26">or</text:span><text:span text:style-name="T1"> people. And even if people have money and high status , they do not always show it.</text:span></text:p>
      <text:p text:style-name="P7"><text:span text:style-name="T1"/></text:p>
      <text:p text:style-name="P8"><text:span text:style-name="T1">I have, for example, heard, that the crown prince himself takes his children to work in a cargo bike.</text:span></text:p>
      <text:p text:style-name="P8"><text:span text:style-name="T1"/></text:p>
      <text:p text:style-name="P8"><text:span text:style-name="T1">I think that’s </text:span><text:span text:style-name="T26">st</text:span><text:span text:style-name="T28">r</text:span><text:span text:style-name="T26">ange</text:span><text:span text:style-name="T1"> but also very cool.</text:span></text:p>
      <text:p text:style-name="P7"><text:span text:style-name="T1"/></text:p>
      <text:p text:style-name="P7"><text:span text:style-name="T1">Men and women are also equal. Here, men clean and cook and look after children. Several of my male colleagues often have to leave early to pick their children from the kindergarten, and they also take a paternal leave. Men don’t do that in my country.</text:span></text:p>
      <text:p text:style-name="P7"><text:span text:style-name="T1"/></text:p>
      <text:p text:style-name="P7"><text:span text:style-name="T1">Also, children and adults are equal here. Even small children are allowed to participate in making a decision. In the supermarkets, you often see, for example, parents standing and discussing with their children about what to have for dinner.</text:span></text:p>
      <text:p text:style-name="P7"><text:span text:style-name="T1"/></text:p>
      <text:p text:style-name="P9"><text:span text:style-name="T24">Isabel: </text:span><text:span text:style-name="T2">I have noticed that Danes attach great importance </text:span><text:span text:style-name="T3">to</text:span><text:span text:style-name="T2"> freedom and tolerance. Here, you can live the way you choose as long as you don’t bother anyone. People don’t interfere in other people’s lives. Here, politicians openly say that they are homosexual. Gay, and lesbian couples can be married in church.</text:span></text:p>
      <text:p text:style-name="P9"><text:span text:style-name="T2"/></text:p>
      <text:p text:style-name="P9"><text:span text:style-name="T2">Danes are generally quite relaxed and informal, both in their behavior and dress code. They address peole with “you” and they don’t use a lot of polite phrases. For instance, there is no word for “please,” you just say things directly.</text:span></text:p>
      <text:p text:style-name="P9"><text:span text:style-name="T2"/></text:p>
      <text:p text:style-name="P9"><text:span text:style-name="T2">That actually surprises me a bit, but</text:span><text:span text:style-name="T29"> </text:span><text:span text:style-name="T30">that</text:span><text:span text:style-name="T29"> </text:span><text:span text:style-name="T2">may be </text:span><text:span text:style-name="T30">because </text:span><text:span text:style-name="T2">people here are so</text:span><text:span text:style-name="T29"> </text:span><text:span text:style-name="T30">equal and </text:span><text:span text:style-name="T2">because they feel safe with each other. Danes actually trust one another. If, for example, you want buy s</text:span><text:span text:style-name="T30">trawberries</text:span><text:span text:style-name="T2"> </text:span><text:span text:style-name="T31">from a</text:span><text:span text:style-name="T2"> roadside </text:span><text:span text:style-name="T31">stand</text:span><text:span text:style-name="T2">, the </text:span><text:span text:style-name="T32">lockless </text:span><text:span text:style-name="T2">cashbox is </text:span><text:span text:style-name="T31">in plain sight.</text:span><text:span text:style-name="T2"> You just get your strawberries and put the money in it.</text:span></text:p>
      <text:p text:style-name="P9"><text:span text:style-name="T2"/></text:p>
      <text:p text:style-name="P10"><text:span text:style-name="T1">But there is one thing I can’t get used to: when you sit on the bus or train, it’s completely quitet. People do not talk with each other. Every</text:span><text:span text:style-name="T33">one</text:span><text:span text:style-name="T1"> justs sits and looks down; and if you make eye contact with </text:span><text:span text:style-name="T26">som</text:span><text:span text:style-name="T31">e</text:span><text:span text:style-name="T26">one</text:span><text:span text:style-name="T1">, they hurry to look away. I do not get it.</text:span></text:p>
      <text:p text:style-name="P10"><text:span text:style-name="T1"/></text:p>
      <text:p text:style-name="P11"><text:span text:style-name="T2"/></text:p>
      <text:p text:style-name="P11">Kultur<text:span text:style-name="T25">mødet</text:span></text:p>
      <text:p text:style-name="P11"><text:span text:style-name="T25"/></text:p>
      <text:p text:style-name="P11"><text:span text:style-name="T25">Ligheder og forskelle</text:span></text:p>
      <text:p text:style-name="P11"><text:span text:style-name="T25"/></text:p>
      <text:p text:style-name="P11"><text:span text:style-name="T25">Mike og Isabels møde med dansk kultur</text:span></text:p>
      <text:p text:style-name="P11"/>
      <text:p text:style-name="P12">Mike og Isabel har begge boet forskellige steder i verden. Lige nu bor de i Danmark.</text:p>
      <text:p text:style-name="P12"/>
      <text:p text:style-name="P12">De synes, det er spændende at opleve andre kulturer, og der er mange ting, der er anderledes her.</text:p>
      <text:p text:style-name="P12"/>
      <text:p text:style-name="P13">Mike: <text:span text:style-name="T1">Jeg har først og fremmest langt mærke til, at de</text:span><text:span text:style-name="T4">r ikke</text:span><text:span text:style-name="T1"> </text:span><text:span text:style-name="T4">er </text:span><text:span text:style-name="T1">særling stor forskel </text:span><text:span text:style-name="T4">på folk her. </text:span><text:span text:style-name="T5">Man ser ikke så mange rigtig rige mennesker og heller ikke så mange rigtig fattige. </text:span><text:span text:style-name="T6">Og selv om folk har penge og høj status, viser de ikke det altid.</text:span></text:p>
      <text:p text:style-name="P13"><text:span text:style-name="T6"/></text:p>
      <text:p text:style-name="P14"><text:span text:style-name="T6">J</text:span><text:span text:style-name="T1">eg har for eksempel hørt, at kronprinsen selv kører sine børn til skole i en ladcyckel.</text:span></text:p>
      <text:p text:style-name="P14"><text:span text:style-name="T1"/></text:p>
      <text:p text:style-name="P15"><text:span text:style-name="T1">Det synes jeg, er mærkeligt, men også ret sejt.</text:span></text:p>
      <text:p text:style-name="P15"><text:span text:style-name="T1"/></text:p>
      <text:p text:style-name="P16"><text:span text:style-name="T1">Mænd og kvinder er også lige. Her gør mænd rent og laver mad og passer børn. Flere af mine mandlige kolleger må tit gå tidligt, fordi de skal hente b</text:span><text:span text:style-name="T7">ø</text:span><text:span text:style-name="T1">rn i børnehaven, og de holder også barselsorlov. Det gør mænd ikke i mit hjemland.</text:span></text:p>
      <text:p text:style-name="P16"><text:span text:style-name="T1"/></text:p>
      <text:p text:style-name="P17"><text:span text:style-name="T1">Og børn og voksne er også ligeværdige her. Selv små børn får lov at være med til at bestemme. Nede i supermarkedet ser man for eksempel tit forældre, der står og diskuterer med deres børn, hvad de skal have til middag.</text:span></text:p>
      <text:p text:style-name="P17"><text:span text:style-name="T1"/></text:p>
      <text:p text:style-name="P17">Isabel:<text:span text:style-name="T1"> </text:span><text:span text:style-name="T14">Jeg har langt </text:span><text:span text:style-name="T8">mærke</text:span><text:span text:style-name="T14"> til, at danskerne l</text:span><text:span text:style-name="T8">ægger stor vægt på frisind og tolerance. </text:span><text:span text:style-name="T9">Her kan man leve, næsten som man har lyst til, så længe man ikke generer nogen. </text:span><text:span text:style-name="T10">Folk blander sig ikke i andres sager. </text:span><text:span text:style-name="T11">Her fortæller politikere åbent, at de er homoseksuelle, og homoseksuelle par kan blive gift i en kirke.</text:span></text:p>
      <text:p text:style-name="P17"><text:span text:style-name="T11"/></text:p>
      <text:p text:style-name="P18"><text:span text:style-name="T11">D</text:span><text:span text:style-name="T1">anskerne er generelt ret afslappede og uformelle, både i deres adfærd og tøjstil. De siger bare ”</text:span><text:span text:style-name="T13">du”</text:span><text:span text:style-name="T1"> til alle, og de bruger ikke ret mange høflighedsfraser. <text:s/>F. eks. Har man ikke noget ord for ”</text:span><text:span text:style-name="T13">please”,</text:span><text:span text:style-name="T1"> man siger bare tingene direkte.</text:span></text:p>
      <text:p text:style-name="P18"><text:span text:style-name="T1"/></text:p>
      <text:p text:style-name="P18"><text:span text:style-name="T1">Det har jeg faktisk undret mig lidt over.</text:span><text:span text:style-name="T16"> undre sig over ngt</text:span><text:span text:style-name="T37"> Men måske er det, fordi folk her er så lige, og fordi de føler sig så trygge ved hindanden. For danskerne har nemlig ret meget tillid til hinanden.Hvis man f. eks. vil købe jordbær </text:span><text:span text:style-name="T38">ved vejkanten, </text:span><text:span text:style-name="T39">står pengekassen bare ved siden af. Så kan man selv tage sine jordbær og lægge pengene.</text:span></text:p>
      <text:p text:style-name="P18"><text:span text:style-name="T39"/></text:p>
      <text:p text:style-name="P19"><text:span text:style-name="T39">M</text:span><text:span text:style-name="T37">en </text:span><text:span text:style-name="T43">én ting </text:span><text:span text:style-name="T37">kan jef ikke vænne mig til: </text:span><text:span text:style-name="T44">N</text:span><text:span text:style-name="T40">år man sidder i bussen eller i toget, er der helt stille. Folk taler ikke md hinanden. </text:span><text:span text:style-name="T41">Alle sidder og kigger ned, og hvis man får øjenkontakt med nogen, skynder de sig at kigge væk. Det forst</text:span><text:span text:style-name="T42">å</text:span><text:span text:style-name="T41">r jeg ikke.</text:span></text:p>
      <text:p text:style-name="P5"><text:soft-page-break/><text:span text:style-name="T1">a</text:span><text:span text:style-name="T6">. </text:span><text:span text:style-name="T1">She has noticed that…</text:span></text:p>
      <text:p text:style-name="P5"><text:span text:style-name="T1">b. She thinks it’s strange to…</text:span></text:p>
      <text:p text:style-name="P5"><text:span text:style-name="T1">c. She’s wondering about…</text:span></text:p>
      <text:p text:style-name="P5"><text:span text:style-name="T1">d. She’s not used to…</text:span></text:p>
      <text:p text:style-name="P5"><text:span text:style-name="T1"/></text:p>
      <text:p text:style-name="P5"><text:span text:style-name="T1">1. There is not so</text:span><text:span text:style-name="T26"> </text:span><text:span text:style-name="T34">big</text:span><text:span text:style-name="T26"> </text:span><text:span text:style-name="T1">difference between people.</text:span></text:p>
      <text:p text:style-name="P5"><text:span text:style-name="T1"><text:s text:c="4"/></text:span><text:span text:style-name="T17">Der er ikke s</text:span><text:span text:style-name="T19">å stor forskel på folk.</text:span></text:p>
      <text:p text:style-name="P5"><text:span text:style-name="T19"/></text:p>
      <text:p text:style-name="P5"><text:span text:style-name="T1">2. You cannot know if people have money.</text:span></text:p>
      <text:p text:style-name="P5"><text:span text:style-name="T1"><text:s text:c="4"/></text:span><text:span text:style-name="T19">Man kan ikke se på folk, om de har penge.</text:span></text:p>
      <text:p text:style-name="P5"><text:span text:style-name="T34"/></text:p>
      <text:p text:style-name="P5"><text:span text:style-name="T1">3. The crown prince takes often his children to school on a bike.</text:span></text:p>
      <text:p text:style-name="P6"><text:span text:style-name="T1"><text:s text:c="4"/></text:span><text:span text:style-name="T19">Kronprinsen følger ofte sine børn til skole på cykel.</text:span></text:p>
      <text:p text:style-name="P6"><text:span text:style-name="T19"><text:s/></text:span></text:p>
      <text:p text:style-name="P5"><text:span text:style-name="T1">4. Men take paternity leave.</text:span></text:p>
      <text:p text:style-name="P5"><text:span text:style-name="T1"><text:s text:c="4"/></text:span><text:span text:style-name="T17">M</text:span><text:span text:style-name="T19">ænd har barselsorlov.</text:span></text:p>
      <text:p text:style-name="P5"><text:span text:style-name="T1"/></text:p>
      <text:p text:style-name="P5"><text:span text:style-name="T1">5. People address others with “du.”</text:span></text:p>
      <text:p text:style-name="P5"><text:span text:style-name="T1"><text:s text:c="4"/></text:span><text:span text:style-name="T19">Folk siger bare ”</text:span><text:span text:style-name="T17">du” </text:span><text:span text:style-name="T20">til hinanden</text:span><text:span text:style-name="T17">.</text:span></text:p>
      <text:p text:style-name="P5"><text:span text:style-name="T1"/></text:p>
      <text:p text:style-name="P5"><text:span text:style-name="T1">6. People’s dress code is casual.</text:span></text:p>
      <text:p text:style-name="P5"><text:span text:style-name="T1"><text:s text:c="4"/></text:span><text:span text:style-name="T20">Folk har normalt en afslappet tøjstil. </text:span></text:p>
      <text:p text:style-name="P5"><text:span text:style-name="T1"/></text:p>
      <text:p text:style-name="P5"><text:span text:style-name="T1">7. Homosexuals can also get married in church.</text:span></text:p>
      <text:p text:style-name="P5"><text:span text:style-name="T1"><text:s text:c="4"/></text:span><text:span text:style-name="T20">Homoseksuelle kan også blive gift i en kirke.</text:span></text:p>
      <text:p text:style-name="P5"><text:span text:style-name="T1"/></text:p>
      <text:p text:style-name="P5"><text:span text:style-name="T1">8. People don’t use so many kind phrases.</text:span></text:p>
      <text:p text:style-name="P5"><text:span text:style-name="T26"><text:s text:c="4"/></text:span><text:span text:style-name="T21">Man</text:span><text:span text:style-name="T35"> </text:span><text:span text:style-name="T21">bruger ikke så mange høflighedsfraser.</text:span></text:p>
      <text:p text:style-name="P5"><text:span text:style-name="T1"/></text:p>
      <text:p text:style-name="P5"><text:span text:style-name="T1">9. They don’t have a word for “please.”</text:span></text:p>
      <text:p text:style-name="P20"><text:span text:style-name="T1"><text:s text:c="4"/></text:span><text:span text:style-name="T12">Man har ikke et ord for ”</text:span><text:span text:style-name="T15">please”.</text:span><text:span text:style-name="T1"> <text:s text:c="3"/></text:span></text:p>
      <text:p text:style-name="P5"><text:span text:style-name="T1"/></text:p>
      <text:p text:style-name="P5"><text:span text:style-name="T1">10. They don’t interfere in other people’s lives.</text:span></text:p>
      <text:p text:style-name="P5"><text:span text:style-name="T1"><text:s text:c="6"/></text:span><text:span text:style-name="T18">Man blander sig ikke i andres sager. </text:span></text:p>
      <text:p text:style-name="P5"><text:span text:style-name="T1"/></text:p>
      <text:p text:style-name="P5"><text:span text:style-name="T1">11. Lockless money boxes are in plain sight next to berries.</text:span></text:p>
      <text:p text:style-name="P5"><text:span text:style-name="T1"><text:s text:c="6"/></text:span><text:span text:style-name="T18">Pengekasse</text:span><text:span text:style-name="T22">n</text:span><text:span text:style-name="T18"> </text:span><text:span text:style-name="T22">står bare ved siden af jordbærrene.</text:span></text:p>
      <text:p text:style-name="P5"><text:span text:style-name="T22"/></text:p>
      <text:p text:style-name="P5"><text:span text:style-name="T1">12. They don’t talk with each other in busses.</text:span></text:p>
      <text:p text:style-name="P5"><text:span text:style-name="T1"><text:s text:c="6"/></text:span><text:span text:style-name="T22">Folk taler ikke sammen i bussen.</text:span></text:p>
      <text:p text:style-name="P5"><text:span text:style-name="T1"/></text:p>
      <text:p text:style-name="P5"><text:span text:style-name="T1"/></text:p>
      <text:p text:style-name="P2"><text:span text:style-name="T6"/></text:p>
      <text:p text:style-name="P4"><text:span text:style-name="T26"/></text:p>
      <text:p text:style-name="P4"><text:span text:style-name="T26"/></text:p>
      <text:p text:style-name="P3"><text:span text:style-name="T1"/></text:p>
      <text:p text:style-name="P3"><text:span text:style-name="T1"/></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4T14:09:44.408000000</meta:creation-date>
    <dc:date>2023-04-07T19:12:45.920000000</dc:date>
    <meta:editing-duration>P3DT5H2M3S</meta:editing-duration>
    <meta:editing-cycles>38</meta:editing-cycles>
    <meta:generator>LibreOffice/7.5.1.2$Windows_X86_64 LibreOffice_project/fcbaee479e84c6cd81291587d2ee68cba099e129</meta:generator>
    <meta:print-date>2023-04-06T13:53:10.593000000</meta:print-date>
    <meta:document-statistic meta:table-count="0" meta:image-count="0" meta:object-count="0" meta:page-count="2" meta:paragraph-count="57" meta:word-count="1024" meta:character-count="5687" meta:non-whitespace-character-count="4656"/>
  </office:meta>
</office:document-meta>
</file>